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75fd0"/>
    </style:style>
    <style:style style:name="P2" style:family="paragraph" style:parent-style-name="Text_20_body">
      <style:text-properties officeooo:rsid="00175fd0" officeooo:paragraph-rsid="00175fd0"/>
    </style:style>
    <style:style style:name="P3" style:family="paragraph" style:parent-style-name="Text_20_body">
      <style:text-properties officeooo:rsid="0017ccea" officeooo:paragraph-rsid="0017ccea"/>
    </style:style>
    <style:style style:name="T1" style:family="text">
      <style:text-properties officeooo:rsid="00175fd0"/>
    </style:style>
    <style:style style:name="T2" style:family="text">
      <style:text-properties officeooo:rsid="0017cc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3">Tiago mantovani malaguti</text:p>
      <text:p text:style-name="Text_20_body"/>
      <text:p text:style-name="Text_20_body"><text:span text:style-name="T1">-p</text:span>apel do líder;</text:p>
      <text:p text:style-name="P2">foi orientar e achar melhor solução para o processo para atingir o sucesso no processo de producao de avioes de papeis, discutir com o grupo de como estava o processo e o que poderia melhorar </text:p>
      <text:p text:style-name="P1">- aprimoramento do processo ao longo das sprints;</text:p>
      <text:p text:style-name="P2">foi feito varias formas de adaptações para melhorar o processo de produção do avião, a cada tentativa, foi obtido sucesso mas também foi cometido falhas,sempre buscando melhorar o processo</text:p>
      <text:p text:style-name="Text_20_body">- melhoria da qualidade do produto ao longo das sprints;</text:p>
      <text:p text:style-name="P2">foi buscado soluções novas para atender a necessidade do cliente mudando a forma de trabalho e também a forma do processo de dobragem, mas com muito sucesso no ultimo momento atingiu o que era esperado</text:p>
      <text:p text:style-name="Text_20_body">- produtividade ao longo das sprints.</text:p>
      <text:p text:style-name="P2">Dentro das sprint teve processos que foram lendo e não eficiente, processos <text:span text:style-name="T2">rápidos</text:span> <text:span text:style-name="T2">também</text:span> não atingidos a quantidade, <text:span text:style-name="T2">mas conseguimos atingir um produto final com qualidade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22:17:42.009223457</meta:creation-date>
    <dc:date>2019-10-15T22:31:08.178710735</dc:date>
    <meta:editing-duration>PT3M16S</meta:editing-duration>
    <meta:editing-cycles>1</meta:editing-cycles>
    <meta:document-statistic meta:table-count="0" meta:image-count="0" meta:object-count="0" meta:page-count="1" meta:paragraph-count="9" meta:word-count="155" meta:character-count="936" meta:non-whitespace-character-count="789"/>
    <meta:generator>LibreOffice/6.1.5.2$Linux_X86_64 LibreOffice_project/10$Build-2</meta:generator>
  </office:meta>
</office:document-meta>
</file>